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6pt" fo:font-weight="bold" style:font-size-asian="130%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fo:text-align="center" style:justify-single-word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4pt" fo:font-weight="bold" fo:background-color="transparent" style:font-size-asian="115%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2pt" fo:font-weight="bold" style:font-size-asian="101%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01:12:34.038000000</dc:date>
    <meta:editing-duration>PT2H59M40S</meta:editing-duration>
    <meta:editing-cycles>3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